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90000160D00001C1EA0320C5F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.992cm" fo:margin-left="-0.023cm" table:align="left" style:may-break-between-rows="false"/>
    </style:style>
    <style:style style:name="Table1.A" style:family="table-column">
      <style:table-column-properties style:column-width="2.249cm"/>
    </style:style>
    <style:style style:name="Table1.B" style:family="table-column">
      <style:table-column-properties style:column-width="9.107cm"/>
    </style:style>
    <style:style style:name="Table1.C" style:family="table-column">
      <style:table-column-properties style:column-width="7.63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19324a" officeooo:paragraph-rsid="0019324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underline-style="none" fo:font-weight="bold" officeooo:rsid="0019324a" officeooo:paragraph-rsid="001a2d1a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9324a" officeooo:paragraph-rsid="001a2d1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8pt" style:text-underline-style="none" fo:font-weight="bold" officeooo:rsid="0019324a" officeooo:paragraph-rsid="0019324a" style:font-size-asian="7pt" style:font-weight-asian="bold" style:font-size-complex="8pt" style:font-weight-complex="bold"/>
    </style:style>
    <style:style style:name="P10" style:family="paragraph" style:parent-style-name="Table_20_Heading">
      <style:text-properties officeooo:rsid="0019324a" officeooo:paragraph-rsid="0019324a"/>
    </style:style>
    <style:style style:name="P11" style:family="paragraph" style:parent-style-name="Table_20_Contents">
      <style:text-properties officeooo:rsid="0019324a" officeooo:paragraph-rsid="0019324a"/>
    </style:style>
    <style:style style:name="P12" style:family="paragraph" style:parent-style-name="Table_20_Contents">
      <style:text-properties fo:font-weight="bold" officeooo:rsid="0019324a" officeooo:paragraph-rsid="0019324a" style:font-weight-asian="bold" style:font-weight-complex="bold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 style:list-style-name="L1"/>
    <style:style style:name="P15" style:family="paragraph" style:parent-style-name="Standard" style:list-style-name="L2"/>
    <style:style style:name="P16" style:family="paragraph" style:parent-style-name="Standard" style:list-style-name="L2">
      <style:text-properties officeooo:paragraph-rsid="0019324a"/>
    </style:style>
    <style:style style:name="P17" style:family="paragraph" style:parent-style-name="Standard" style:list-style-name="L2">
      <style:text-properties style:text-underline-style="none"/>
    </style:style>
    <style:style style:name="P18" style:family="paragraph" style:parent-style-name="Standard" style:list-style-name="L2">
      <style:text-properties style:text-underline-style="none" officeooo:rsid="001b6ff6" officeooo:paragraph-rsid="001b6ff6"/>
    </style:style>
    <style:style style:name="P19" style:family="paragraph" style:parent-style-name="Standard" style:list-style-name="L1">
      <style:text-properties style:text-underline-style="none"/>
    </style:style>
    <style:style style:name="P20" style:family="paragraph" style:parent-style-name="Standard" style:list-style-name="L1">
      <style:text-properties style:text-underline-style="none" officeooo:rsid="0019324a" officeooo:paragraph-rsid="0019324a"/>
    </style:style>
    <style:style style:name="P21" style:family="paragraph" style:parent-style-name="Standard" style:list-style-name="L2">
      <style:text-properties officeooo:rsid="001b6ff6" officeooo:paragraph-rsid="001bfd41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a2d1a"/>
    </style:style>
    <style:style style:name="T3" style:family="text">
      <style:text-properties style:text-underline-style="none" officeooo:rsid="001bfd4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98c29"/>
    </style:style>
    <style:style style:name="T6" style:family="text">
      <style:text-properties officeooo:rsid="001a2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Графический объект1" text:anchor-type="paragraph" svg:x="13.926cm" svg:y="0.011cm" svg:width="4.941cm" svg:height="6.301cm" draw:z-index="0"><draw:image xlink:href="Pictures/200000090000160D00001C1EA0320C5F.svm" xlink:type="simple" xlink:show="embed" xlink:actuate="onLoad"/></draw:frame>Anna E. Opolska</text:p>
      <text:p text:style-name="P1">Curriculum Vitae</text:p>
      <text:p text:style-name="Standard"/>
      <text:p text:style-name="Standard"><text:span text:style-name="T4">Aim</text:span>: Junior QA/Automation Engineer position</text:p>
      <text:p text:style-name="Standard"/>
      <text:p text:style-name="P6">Personal information</text:p>
      <text:list xml:id="list7882233108362427803" text:style-name="L1">
        <text:list-item>
          <text:p text:style-name="P14">Birth date: 03/14/1982</text:p>
        </text:list-item>
        <text:list-item>
          <text:p text:style-name="P14">Contact: annna.opolska@gmail.com</text:p>
        </text:list-item>
        <text:list-item>
          <text:p text:style-name="P14">Skype ID: paniannna</text:p>
        </text:list-item>
        <text:list-item>
          <text:p text:style-name="P14">Contact phone: (+38) 0681130167</text:p>
        </text:list-item>
      </text:list>
      <text:p text:style-name="Standard"/>
      <text:p text:style-name="P6">Education / Academia</text:p>
      <text:list xml:id="list4095308881385001544" text:style-name="L2">
        <text:list-item>
          <text:p text:style-name="P15">1999 - 2005 : M. S. at speciality "Radiotechnics", diploma with honours at Khmelnitsky National University</text:p>
        </text:list-item>
        <text:list-item>
          <text:p text:style-name="P16">2006 - 2012 : Ph. D. research (incomplete): Measurements of parameters <text:span text:style-name="T1">of human cardio-vascular system</text:span></text:p>
        </text:list-item>
        <text:list-item>
          <text:p text:style-name="P17">2013: Coursera course "Introduction to Databases"</text:p>
        </text:list-item>
        <text:list-item>
          <text:p text:style-name="P17">2014: XP Injection course "WebApp testing with Selenium/webdriver"</text:p>
        </text:list-item>
        <text:list-item>
          <text:p text:style-name="P15"><text:span text:style-name="T1">2014: Bionic University course "QA Selenium" (</text:span><text:a xlink:type="simple" xlink:href="http://anitopol.github.io/certificate.jpg">certificate</text:a><text:span text:style-name="T1">)</text:span></text:p>
        </text:list-item>
        <text:list-item>
          <text:p text:style-name="P21"><text:span text:style-name="T1">2014: Coursera </text:span><text:span text:style-name="T3">online course "Functional Programming Principles in Scala" </text:span><text:span text:style-name="T1">(</text:span><text:a xlink:type="simple" xlink:href="http://anitopol.github.io/Coursera_progfun_2014.pdf">certificate</text:a><text:span text:style-name="T1">)</text:span></text:p>
        </text:list-item>
        <text:list-item>
          <text:p text:style-name="P18">2014: ISTQB Certified Tester, Foundation Level (<text:a xlink:type="simple" xlink:href="http://anitopol.github.io/Ganna_Opolska.pdf">certificate</text:a>)</text:p>
        </text:list-item>
      </text:list>
      <text:p text:style-name="P2"/>
      <text:p text:style-name="P3">Languages</text:p>
      <text:list xml:id="list204102788058818" text:continue-list="list7882233108362427803" text:style-name="L1">
        <text:list-item>
          <text:p text:style-name="P19">English: upper intermediate</text:p>
        </text:list-item>
        <text:list-item>
          <text:p text:style-name="P20">Polish: level A2 (certificate available upon request)</text:p>
        </text:list-item>
        <text:list-item>
          <text:p text:style-name="P19">Ukranian, <text:span text:style-name="T6">Russian</text:span>: native</text:p>
        </text:list-item>
      </text:list>
      <text:p text:style-name="P2"/>
      <text:p text:style-name="P3">Skills</text:p>
      <text:list xml:id="list204102218967007" text:continue-numbering="true" text:style-name="L1">
        <text:list-item>
          <text:p text:style-name="P19">Manual testing, working with Jira</text:p>
        </text:list-item>
        <text:list-item>
          <text:p text:style-name="P19">Managing documentation: requirements, test plans, test reports</text:p>
        </text:list-item>
        <text:list-item>
          <text:p text:style-name="P19">Selenium testing: Java, Maven, TestNG, Selenium, XPath locators, Firebug/Firepath</text:p>
        </text:list-item>
        <text:list-item>
          <text:p text:style-name="P19">Basic git experience</text:p>
        </text:list-item>
        <text:list-item>
          <text:p text:style-name="P19">Basic SQL experience</text:p>
        </text:list-item>
        <text:list-item>
          <text:p text:style-name="P19">Minimal Jenkins experience</text:p>
        </text:list-item>
      </text:list>
      <text:p text:style-name="P2"/>
      <text:p text:style-name="P4">Experience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0">Time</text:p>
            </table:table-cell>
            <table:table-cell table:style-name="Table1.A1" office:value-type="string">
              <text:p text:style-name="P10">Employer/Project Description</text:p>
            </table:table-cell>
            <table:table-cell table:style-name="Table1.C1" office:value-type="string">
              <text:p text:style-name="P10">Responsibilities / Technologies</text:p>
            </table:table-cell>
          </table:table-row>
        </table:table-header-rows>
        <table:table-row>
          <table:table-cell table:style-name="Table1.A5" office:value-type="string">
            <text:p text:style-name="P5">2004 - 2013</text:p>
          </table:table-cell>
          <table:table-cell table:style-name="Table1.B3" office:value-type="string">
            <text:p text:style-name="P7"><text:span text:style-name="T2">D</text:span><text:span text:style-name="T1">epartment of software development, instructor (1st category)</text:span></text:p>
          </table:table-cell>
          <table:table-cell table:style-name="Table1.C3" office:value-type="string">
            <text:p text:style-name="P7"><text:span text:style-name="T2">Special subjects</text:span><text:span text:style-name="T1">: Discrete math, Theory of electrical circuits, Digital electronics </text:span></text:p>
          </table:table-cell>
        </table:table-row>
        <table:table-row>
          <table:table-cell table:style-name="Table1.A5" office:value-type="string">
            <text:p text:style-name="P12"><text:span text:style-name="T5">October</text:span> 2014</text:p>
          </table:table-cell>
          <table:table-cell table:style-name="Table1.B3" office:value-type="string">
            <text:p text:style-name="P12">Self-<text:span text:style-name="T6">emloyed</text:span></text:p>
          </table:table-cell>
          <table:table-cell table:style-name="Table1.C3" office:value-type="string">
            <text:p text:style-name="P12">Developing Selenium automated harness</text:p>
          </table:table-cell>
        </table:table-row>
        <table:table-row>
          <table:table-cell table:style-name="Table1.A5" office:value-type="string">
            <text:p text:style-name="P11"/>
          </table:table-cell>
          <table:table-cell table:style-name="Table1.B4" office:value-type="string">
            <text:p text:style-name="P11">Simple application to automate application for appointment at polish Visa Application Center</text:p>
          </table:table-cell>
          <table:table-cell table:style-name="Table1.C4" office:value-type="string">
            <text:p text:style-name="P11">Selenium Web Driver, TestNG, Maven<text:line-break/>Code available upon request</text:p>
          </table:table-cell>
        </table:table-row>
        <table:table-row>
          <table:table-cell table:style-name="Table1.A5" office:value-type="string">
            <text:p text:style-name="P12"><text:span text:style-name="T5">September</text:span> 2014</text:p>
          </table:table-cell>
          <table:table-cell table:style-name="Table1.B5" office:value-type="string">
            <text:p text:style-name="P12">Self-<text:span text:style-name="T6">employed</text:span></text:p>
          </table:table-cell>
          <table:table-cell table:style-name="Table1.C5" office:value-type="string">
            <text:p text:style-name="P12">Selenium coverage for simple angular web application</text:p>
          </table:table-cell>
        </table:table-row>
        <table:table-row>
          <table:table-cell table:style-name="Table1.A6" office:value-type="string">
            <text:p text:style-name="P11"/>
          </table:table-cell>
          <table:table-cell table:style-name="Table1.B6" office:value-type="string">
            <text:p text:style-name="P11">Simple quiz/language learning angular application<text:line-break/>&gt; <text:a xlink:type="simple" xlink:href="http://anitopol.github.io/polular/index.html#/schema/czasowniki_teraz_odmiany">link to sample preview</text:a> &lt;</text:p>
          </table:table-cell>
          <table:table-cell table:style-name="Table1.C6" office:value-type="string">
            <text:p text:style-name="P11">Selenium Web Driver, TestNG, Maven</text:p>
            <text:p text:style-name="P11">&gt; <text:a xlink:type="simple" xlink:href="https://github.com/anitopol/funstuff/commits/master/polular_test/src/test/java/pages/QuizPage.java">link to code</text:a> &lt;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256cm" fo:margin-left="1.037cm" fo:margin-right="1.06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 </meta:initial-creator>
    <meta:creation-date>2014-07-08T09:27:07.392578149</meta:creation-date>
    <dc:date>2015-01-24T20:41:00.706648833</dc:date>
    <meta:editing-duration>PT28M54S</meta:editing-duration>
    <meta:editing-cycles>8</meta:editing-cycles>
    <meta:generator>LibreOffice/4.2.6.3$Linux_X86_64 LibreOffice_project/420m0$Build-3</meta:generator>
    <dc:creator>user </dc:creator>
    <meta:document-statistic meta:table-count="1" meta:image-count="1" meta:object-count="0" meta:page-count="1" meta:paragraph-count="45" meta:word-count="247" meta:character-count="1778" meta:non-whitespace-character-count="1594"/>
  </office:meta>
</office:document-meta>
</file>